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rmcguiga@linux60813 coen146]$ gcc -o client4 client4.c</text:p>
      <text:p text:style-name="Standard">[rmcguiga@linux60813 coen146]$ ./client4 linux60813</text:p>
      <text:p text:style-name="Standard">this is the strlen 25</text:p>
      <text:p text:style-name="Standard">this is i:0</text:p>
      <text:p text:style-name="Standard">1</text:p>
      <text:p text:style-name="Standard">T</text:p>
      <text:p text:style-name="Standard">84</text:p>
      <text:p text:style-name="Standard">this is i:1</text:p>
      <text:p text:style-name="Standard">2</text:p>
      <text:p text:style-name="Standard">h</text:p>
      <text:p text:style-name="Standard">104</text:p>
      <text:p text:style-name="Standard">this is i:2</text:p>
      <text:p text:style-name="Standard">3</text:p>
      <text:p text:style-name="Standard">i</text:p>
      <text:p text:style-name="Standard">105</text:p>
      <text:p text:style-name="Standard">this is i:3</text:p>
      <text:p text:style-name="Standard">4</text:p>
      <text:p text:style-name="Standard">s</text:p>
      <text:p text:style-name="Standard">115</text:p>
      <text:p text:style-name="Standard">this is i:4</text:p>
      <text:p text:style-name="Standard">5</text:p>
      <text:p text:style-name="Standard"><text:s/></text:p>
      <text:p text:style-name="Standard">32</text:p>
      <text:p text:style-name="Standard">this is i:5</text:p>
      <text:p text:style-name="Standard">6</text:p>
      <text:p text:style-name="Standard">i</text:p>
      <text:p text:style-name="Standard">105</text:p>
      <text:p text:style-name="Standard">this is i:6</text:p>
      <text:p text:style-name="Standard">7</text:p>
      <text:p text:style-name="Standard">s</text:p>
      <text:p text:style-name="Standard">115</text:p>
      <text:p text:style-name="Standard">this is i:7</text:p>
      <text:p text:style-name="Standard">8</text:p>
      <text:p text:style-name="Standard"><text:s/></text:p>
      <text:p text:style-name="Standard">32</text:p>
      <text:p text:style-name="Standard">this is i:8</text:p>
      <text:p text:style-name="Standard">9</text:p>
      <text:p text:style-name="Standard">t</text:p>
      <text:p text:style-name="Standard">116</text:p>
      <text:p text:style-name="Standard">this is i:9</text:p>
      <text:p text:style-name="Standard">10</text:p>
      <text:p text:style-name="Standard">h</text:p>
      <text:p text:style-name="Standard">104</text:p>
      <text:p text:style-name="Standard">this is i:10</text:p>
      <text:p text:style-name="Standard">11</text:p>
      <text:p text:style-name="Standard">e</text:p>
      <text:p text:style-name="Standard">101</text:p>
      <text:p text:style-name="Standard">this is i:11</text:p>
      <text:p text:style-name="Standard">12</text:p>
      <text:p text:style-name="Standard"><text:soft-page-break/><text:s/></text:p>
      <text:p text:style-name="Standard">32</text:p>
      <text:p text:style-name="Standard">this is i:12</text:p>
      <text:p text:style-name="Standard">13</text:p>
      <text:p text:style-name="Standard">p</text:p>
      <text:p text:style-name="Standard">112</text:p>
      <text:p text:style-name="Standard">this is i:13</text:p>
      <text:p text:style-name="Standard">14</text:p>
      <text:p text:style-name="Standard">a</text:p>
      <text:p text:style-name="Standard">97</text:p>
      <text:p text:style-name="Standard">this is i:14</text:p>
      <text:p text:style-name="Standard">15</text:p>
      <text:p text:style-name="Standard">c</text:p>
      <text:p text:style-name="Standard">99</text:p>
      <text:p text:style-name="Standard">this is i:15</text:p>
      <text:p text:style-name="Standard">16</text:p>
      <text:p text:style-name="Standard">k</text:p>
      <text:p text:style-name="Standard">107</text:p>
      <text:p text:style-name="Standard">this is i:16</text:p>
      <text:p text:style-name="Standard">17</text:p>
      <text:p text:style-name="Standard">e</text:p>
      <text:p text:style-name="Standard">101</text:p>
      <text:p text:style-name="Standard">this is i:17</text:p>
      <text:p text:style-name="Standard">18</text:p>
      <text:p text:style-name="Standard">t</text:p>
      <text:p text:style-name="Standard">116</text:p>
      <text:p text:style-name="Standard">this is i:18</text:p>
      <text:p text:style-name="Standard">19</text:p>
      <text:p text:style-name="Standard"><text:s/></text:p>
      <text:p text:style-name="Standard">32</text:p>
      <text:p text:style-name="Standard">this is i:19</text:p>
      <text:p text:style-name="Standard">20</text:p>
      <text:p text:style-name="Standard">s</text:p>
      <text:p text:style-name="Standard">115</text:p>
      <text:p text:style-name="Standard">this is i:20</text:p>
      <text:p text:style-name="Standard">21</text:p>
      <text:p text:style-name="Standard">t</text:p>
      <text:p text:style-name="Standard">116</text:p>
      <text:p text:style-name="Standard">this is i:21</text:p>
      <text:p text:style-name="Standard">22</text:p>
      <text:p text:style-name="Standard">r</text:p>
      <text:p text:style-name="Standard">114</text:p>
      <text:p text:style-name="Standard">this is i:22</text:p>
      <text:p text:style-name="Standard">23</text:p>
      <text:p text:style-name="Standard">i</text:p>
      <text:p text:style-name="Standard">105</text:p>
      <text:p text:style-name="Standard">this is i:23</text:p>
      <text:p text:style-name="Standard">24</text:p>
      <text:p text:style-name="Standard">n</text:p>
      <text:p text:style-name="Standard"><text:soft-page-break/>110</text:p>
      <text:p text:style-name="Standard">this is i:24</text:p>
      <text:p text:style-name="Standard">25</text:p>
      <text:p text:style-name="Standard">g</text:p>
      <text:p text:style-name="Standard">103</text:p>
      <text:p text:style-name="Standard">packetsent</text:p>
      <text:p text:style-name="Standard">1</text:p>
      <text:p text:style-name="Standard">T</text:p>
      <text:p text:style-name="Standard">84</text:p>
      <text:p text:style-name="Standard">acknowlegement</text:p>
      <text:p text:style-name="Standard">ack packet:2</text:p>
      <text:p text:style-name="Standard">ack msg: T</text:p>
      <text:p text:style-name="Standard">ack checksum84</text:p>
      <text:p text:style-name="Standard">packetsent</text:p>
      <text:p text:style-name="Standard">2</text:p>
      <text:p text:style-name="Standard">h</text:p>
      <text:p text:style-name="Standard">104</text:p>
      <text:p text:style-name="Standard">acknowlegement</text:p>
      <text:p text:style-name="Standard">ack packet:3</text:p>
      <text:p text:style-name="Standard">ack msg: h</text:p>
      <text:p text:style-name="Standard">ack checksum104</text:p>
      <text:p text:style-name="Standard">packetsent</text:p>
      <text:p text:style-name="Standard">3</text:p>
      <text:p text:style-name="Standard">i</text:p>
      <text:p text:style-name="Standard">105</text:p>
      <text:p text:style-name="Standard">acknowlegement</text:p>
      <text:p text:style-name="Standard">ack packet:4</text:p>
      <text:p text:style-name="Standard">ack msg: i</text:p>
      <text:p text:style-name="Standard">ack checksum105</text:p>
      <text:p text:style-name="Standard">packetsent</text:p>
      <text:p text:style-name="Standard">4</text:p>
      <text:p text:style-name="Standard">s</text:p>
      <text:p text:style-name="Standard">115</text:p>
      <text:p text:style-name="Standard">acknowlegement</text:p>
      <text:p text:style-name="Standard">ack packet:5</text:p>
      <text:p text:style-name="Standard">ack msg: s</text:p>
      <text:p text:style-name="Standard">ack checksum115</text:p>
      <text:p text:style-name="Standard">packetsent</text:p>
      <text:p text:style-name="Standard">5</text:p>
      <text:p text:style-name="Standard"><text:s/></text:p>
      <text:p text:style-name="Standard">32</text:p>
      <text:p text:style-name="Standard">acknowlegement</text:p>
      <text:p text:style-name="Standard">ack packet:6</text:p>
      <text:p text:style-name="Standard">ack msg: <text:s/></text:p>
      <text:p text:style-name="Standard">ack checksum32</text:p>
      <text:p text:style-name="Standard">packetsent</text:p>
      <text:p text:style-name="Standard">6</text:p>
      <text:p text:style-name="Standard">i</text:p>
      <text:p text:style-name="Standard">105</text:p>
      <text:p text:style-name="Standard"><text:soft-page-break/>acknowlegement</text:p>
      <text:p text:style-name="Standard">ack packet:7</text:p>
      <text:p text:style-name="Standard">ack msg: i</text:p>
      <text:p text:style-name="Standard">ack checksum105</text:p>
      <text:p text:style-name="Standard">packetsent</text:p>
      <text:p text:style-name="Standard">7</text:p>
      <text:p text:style-name="Standard">s</text:p>
      <text:p text:style-name="Standard">115</text:p>
      <text:p text:style-name="Standard">acknowlegement</text:p>
      <text:p text:style-name="Standard">ack packet:8</text:p>
      <text:p text:style-name="Standard">ack msg: s</text:p>
      <text:p text:style-name="Standard">ack checksum115</text:p>
      <text:p text:style-name="Standard">packetsent</text:p>
      <text:p text:style-name="Standard">8</text:p>
      <text:p text:style-name="Standard"><text:s/></text:p>
      <text:p text:style-name="Standard">32</text:p>
      <text:p text:style-name="Standard">acknowlegement</text:p>
      <text:p text:style-name="Standard">ack packet:9</text:p>
      <text:p text:style-name="Standard">ack msg: <text:s/></text:p>
      <text:p text:style-name="Standard">ack checksum32</text:p>
      <text:p text:style-name="Standard">packetsent</text:p>
      <text:p text:style-name="Standard">9</text:p>
      <text:p text:style-name="Standard">t</text:p>
      <text:p text:style-name="Standard">116</text:p>
      <text:p text:style-name="Standard">acknowlegement</text:p>
      <text:p text:style-name="Standard">ack packet:10</text:p>
      <text:p text:style-name="Standard">ack msg: t</text:p>
      <text:p text:style-name="Standard">ack checksum116</text:p>
      <text:p text:style-name="Standard">packetsent</text:p>
      <text:p text:style-name="Standard">10</text:p>
      <text:p text:style-name="Standard">h</text:p>
      <text:p text:style-name="Standard">104</text:p>
      <text:p text:style-name="Standard">acknowlegement</text:p>
      <text:p text:style-name="Standard">ack packet:11</text:p>
      <text:p text:style-name="Standard">ack msg: h</text:p>
      <text:p text:style-name="Standard">ack checksum104</text:p>
      <text:p text:style-name="Standard">packetsent</text:p>
      <text:p text:style-name="Standard">11</text:p>
      <text:p text:style-name="Standard">e</text:p>
      <text:p text:style-name="Standard">101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01T17:13:49</meta:creation-date>
    <dc:date>2012-03-01T17:16:48</dc:date>
    <meta:editing-duration>PT00H00M35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4" meta:paragraph-count="188" meta:word-count="281" meta:character-count="1412"/>
  </office:meta>
</office:document-meta>
</file>